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ozenNumbe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Меньше 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Меньше 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Больше 1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BA</text:p>
          </table:table-cell>
          <table:table-cell/>
          <table:table-cell office:value-type="string" calcext:value-type="string">
            <text:p>Большое числ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4:50:19.792927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16:58:47.702531016</meta:creation-date>
    <dc:date>2020-09-25T14:51:08.481740016</dc:date>
    <meta:editing-duration>PT2H39M55S</meta:editing-duration>
    <meta:editing-cycles>14</meta:editing-cycles>
    <meta:generator>LibreOffice/6.4.5.2$Linux_X86_64 LibreOffice_project/40$Build-2</meta:generator>
    <meta:document-statistic meta:table-count="1" meta:cell-count="15" meta:object-count="0"/>
  </office:meta>
</office:document-meta>
</file>